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801cm" fo:min-width="7.1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81cm" fo:min-width="3.207cm"/>
    </style:style>
    <style:style style:name="gr3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2" style:family="paragraph">
      <style:text-properties fo:font-family="'Liberation Mono'" style:font-family-generic="modern" style:font-pitch="fixed"/>
    </style:style>
    <style:style style:name="P3" style:family="paragraph">
      <style:paragraph-properties fo:margin-left="0cm" fo:margin-right="0cm" fo:text-indent="0cm"/>
      <style:text-properties fo:font-family="'Liberation Sans'" style:font-family-generic="swiss" style:font-pitch="variable"/>
    </style:style>
    <style:style style:name="P4" style:family="paragraph">
      <style:text-properties fo:font-family="'Liberation Sans'" style:font-family-generic="swiss" style:font-pitch="variable"/>
    </style:style>
    <style:style style:name="P5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7.699cm" svg:height="18.107cm" svg:x="3.5cm" svg:y="3.05cm">
            <draw:text-box>
              <text:p text:style-name="P1"><text:span text:style-name="T1">Class's class methods</text:span></text:p>
              <text:p text:style-name="P1"><text:span text:style-name="T1">-----------------------------</text:span></text:p>
              <text:p text:style-name="P1"/>
              <text:p text:style-name="P1"><text:span text:style-name="T1">Factory-creating</text:span></text:p>
              <text:p text:style-name="P1"><text:span text:style-name="T1">actions</text:span></text:p>
              <text:p text:style-name="P1"/>
              <text:p text:style-name="P1"><text:span text:style-name="T1">Class's instance methods</text:span></text:p>
              <text:p text:style-name="P1"><text:span text:style-name="T1">----------------------------------</text:span></text:p>
              <text:p text:style-name="P1"/>
              <text:p text:style-name="P1"><text:span text:style-name="T1">Factory-running</text:span></text:p>
              <text:p text:style-name="P1"><text:span text:style-name="T1">actions</text:span></text:p>
              <text:p text:style-name="P1"/>
              <text:p text:style-name="P1"/>
              <text:p text:style-name="P1"/>
              <text:p text:style-name="P1"><text:span text:style-name="T1">Pizza's class methods</text:span></text:p>
              <text:p text:style-name="P1"><text:span text:style-name="T1">-----------------------------</text:span></text:p>
              <text:p text:style-name="P1"/>
              <text:p text:style-name="P1"><text:span text:style-name="T1">Factory-running</text:span></text:p>
              <text:p text:style-name="P1"><text:span text:style-name="T1">actions</text:span></text:p>
              <text:p text:style-name="P1"/>
              <text:p text:style-name="P1"><text:span text:style-name="T1">Pizza's instance methods</text:span></text:p>
              <text:p text:style-name="P1"><text:span text:style-name="T1">---------------------------------</text:span></text:p>
              <text:p text:style-name="P1"/>
              <text:p text:style-name="P1"><text:span text:style-name="T1">Pizza-making</text:span></text:p>
              <text:p text:style-name="P1"><text:span text:style-name="T1">actions</text:span></text:p>
            </draw:text-box>
          </draw:frame>
          <draw:frame draw:style-name="gr2" draw:text-style-name="P4" draw:layer="layout" svg:width="3.707cm" svg:height="10.931cm" svg:x="1cm" svg:y="1.55cm">
            <draw:text-box>
              <text:p text:style-name="P3"><text:span text:style-name="T1">Class class</text:span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/></text:p>
              <text:p text:style-name="P3"><text:span text:style-name="T1">Pizza class</text:span></text:p>
            </draw:text-box>
          </draw:frame>
          <draw:line draw:style-name="gr3" draw:text-style-name="P5" draw:layer="layout" svg:x1="11cm" svg:y1="1.05cm" svg:x2="2.5cm" svg:y2="1.05cm">
            <text:p/>
          </draw:line>
          <draw:line draw:style-name="gr4" draw:text-style-name="P5" draw:layer="layout" svg:x1="2.5cm" svg:y1="1cm" svg:x2="2.5cm" svg:y2="1.6cm">
            <text:p/>
          </draw:line>
          <draw:line draw:style-name="gr4" draw:text-style-name="P5" draw:layer="layout" svg:x1="2.5cm" svg:y1="2.55cm" svg:x2="2.5cm" svg:y2="11.55cm">
            <text:p/>
          </draw:line>
          <draw:line draw:style-name="gr4" draw:text-style-name="P5" draw:layer="layout" svg:x1="11cm" svg:y1="7.812cm" svg:x2="11.5cm" svg:y2="7.812cm">
            <text:p/>
          </draw:line>
          <draw:line draw:style-name="gr5" draw:text-style-name="P5" draw:layer="layout" svg:x1="10.2cm" svg:y1="13.55cm" svg:x2="11.54cm" svg:y2="13.55cm">
            <text:p/>
          </draw:line>
          <draw:line draw:style-name="gr4" draw:text-style-name="P5" draw:layer="layout" svg:x1="11.5cm" svg:y1="13.6cm" svg:x2="11.5cm" svg:y2="7.7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initial-creator>Jon Wolfers</meta:initial-creator>
    <meta:creation-date>2009-02-08T07:14:39</meta:creation-date>
    <dc:date>2020-03-30T18:33:43.44</dc:date>
    <meta:editing-cycles>2</meta:editing-cycles>
    <meta:editing-duration>PT7M16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